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list xml:id="list7421464224735204313" text:style-name="L1">
        <text:list-item>
          <text:p text:style-name="P1">Realizar undiagrama de Actividades para visualizar el flujo de tareas para adquirir un pasaje de avion, tener en cuenta al cliente quién solicita adquirir el pasaje aéreo, la vendedora que gestiona el pedido, que consulta al proveedor de disponibilidad de asientos en los vuelos, de haber disponibilidad de asiento el cliente acepta o no el pasaje y finaliza la transacció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 – Diagrama de actividades</text:p>
      <text:p text:style-name="Standard">Para la realización de una compra a acreditos el proceso se inicia cuando el cliente selecciona los productos a adquir, luego los lleva al mostrador. El vendedor luego recepciona el DNI del comprador y la Tarjeta de Crédito, recepciona los productos y luego calcula el monto total de la compra. Evalua luego si el monto de la compra es superior al credito de la T.C., de ser así, anula la compra, si el monto de la compra no supera el límite registra la compra, genera el ticket para que firme el cliente y complete con el DNI, luego el vendedor verifica que sea el mismo DNI y entrega la produc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2 - DTE</text:p>
      <text:p text:style-name="Standard">Considerando la clase Alumno cuando se inicia el alumno se registra/matricula, con lo que se lo considera como alumno registrado, cuando comienzan las clases pasa al estado de estudiando, en este estado se pueden desencadenar algunos eventos que determinan que el alumno cambie de estado: Si el alumno posee mala conducta o inasistencia mayor al 25% se lo considera retirado, si realiza un cambio de domicilio fuera de la zona se lo considera como traslado, en ambos casos no continúa con el flujo normal.</text:p>
      <text:p text:style-name="Standard">Al concluir el año lectivo entra en estado de vacaciones para luego de rematricurse continuar como alumno registrado. Finalizado los tres años de estudios pasa al estado egresad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 DTE</text:p>
      <text:p text:style-name="Standard">Considerando la clase factura y los distintos estados por los que puede transitar se determina que al comienzo la factura figura como emitida, si esta bien confeccionada pasa a estado cancelada, dentro de este estado hay estados por los que va transitando según su registración contable e impositiva, primeramente se la considera en caja, al final del día se la computa como registrada en la contabilidad y al final del mes se informa a la AFIP, llegando al final. Si hubo algún error en la emisión se anula la mis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TE</text:p>
      <text:p text:style-name="Standard">Confeccionar los estados de conducir un auto, partiendo deestar estacionado, terminando en el mismo estado una vez finalizado el recorrido. El auto se pone en moviento conducióndo, mientras se conduce puede avanzar o detenerce, hasta terminar el recorrido.</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o Filardi</meta:initial-creator>
    <meta:creation-date>2024-10-07T12:04:46.14</meta:creation-date>
    <dc:date>2024-10-07T13:50:23.24</dc:date>
    <dc:creator>Roberto Filardi</dc:creator>
    <meta:editing-duration>PT1H15M35S</meta:editing-duration>
    <meta:editing-cycles>4</meta:editing-cycles>
    <meta:generator>OpenOffice/4.1.13$Win32 OpenOffice.org_project/4113m1$Build-9810</meta:generator>
    <meta:document-statistic meta:table-count="0" meta:image-count="0" meta:object-count="0" meta:page-count="2" meta:paragraph-count="10" meta:word-count="423" meta:character-count="2476"/>
  </office:meta>
</office:document-meta>
</file>